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47.34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83.9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10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1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/>
    </style:style>
    <style:style style:name="T13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14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15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16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51" table:default-cell-style-name="ce1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產品訂購單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2" office:value-type="string" calcext:value-type="string">
            <text:p>客戶名稱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ｘｘｘｘ聯絡人：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聯絡電話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電話：　　　　　　　　分機：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傳真號碼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傳真：　　　　　　　　手機：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地　　址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地址：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您的個人資料<text:span text:style-name="T1">                                                                       </text:span></text:p>
          </table:table-cell>
          <table:covered-table-cell table:number-columns-repeated="5" table:style-name="ce14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＊姓名：<text:span text:style-name="T2">              </text:span><text:span text:style-name="T3">性別：□女</text:span><text:span text:style-name="T4">  </text:span><text:span text:style-name="T3">□男</text:span><text:span text:style-name="T4">        </text:span><text:span text:style-name="T3">生日：</text:span><text:span text:style-name="T4">________</text:span><text:span text:style-name="T3">年</text:span><text:span text:style-name="T4">______ </text:span><text:span text:style-name="T3">月</text:span><text:span text:style-name="T4">______</text:span><text:span text:style-name="T3">日</text:span><text:span text:style-name="T4">  </text:span></text:p>
          </table:table-cell>
          <table:covered-table-cell table:number-columns-repeated="4" table:style-name="ce15"/>
          <table:covered-table-cell table:style-name="ce29"/>
          <table:table-cell table:style-name="ce35" table:number-columns-repeated="1018"/>
        </table:table-row>
        <table:table-row table:style-name="ro5">
          <table:table-cell table:style-name="ce5" office:value-type="string" calcext:value-type="string" table:number-columns-spanned="6" table:number-rows-spanned="1">
            <text:p>＊<text:span text:style-name="T2">E-mail</text:span><text:span text:style-name="T3">：</text:span><text:span text:style-name="T4">___________________________          </text:span><text:span text:style-name="T3">身分證字號：</text:span><text:span text:style-name="T4">___________________________(</text:span><text:span text:style-name="T3">信用卡訂購者必填</text:span><text:span text:style-name="T4">)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6">
          <table:table-cell table:style-name="ce5" office:value-type="string" calcext:value-type="string" table:number-columns-spanned="6" table:number-rows-spanned="1">
            <text:p>公司名稱：<text:span text:style-name="T2">                                  </text:span><text:span text:style-name="T3">職稱：</text:span><text:span text:style-name="T4">_________________________________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7">
          <table:table-cell table:style-name="ce5" office:value-type="string" calcext:value-type="string" table:number-columns-spanned="6" table:number-rows-spanned="1">
            <text:p>電話：<text:span text:style-name="T2">(</text:span><text:span text:style-name="T3">日</text:span><text:span text:style-name="T4">)_____________________ (</text:span><text:span text:style-name="T3">夜</text:span><text:span text:style-name="T4">)____________________  (</text:span><text:span text:style-name="T3">行動</text:span><text:span text:style-name="T4">)________________________                 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8">
          <table:table-cell table:style-name="ce5" office:value-type="string" calcext:value-type="string" table:number-columns-spanned="6" table:number-rows-spanned="1">
            <text:p>公司地址：□□□<text:span text:style-name="T2"> ___________________________________________________________________                                                          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8">
          <table:table-cell table:style-name="ce5" office:value-type="string" calcext:value-type="string" table:number-columns-spanned="6" table:number-rows-spanned="1">
            <text:p>通訊地址：□同上<text:span text:style-name="T2"> ___________________________________________________________________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8">
          <table:table-cell table:style-name="ce6" office:value-type="string" calcext:value-type="string" table:number-columns-spanned="6" table:number-rows-spanned="1">
            <text:p>＊送貨地址：□同上<text:span text:style-name="T2"> ___________________________________________________________________</text:span></text:p>
          </table:table-cell>
          <table:covered-table-cell table:number-columns-repeated="4" table:style-name="ce17"/>
          <table:covered-table-cell table:style-name="ce31"/>
          <table:table-cell table:style-name="ce35" table:number-columns-repeated="1018"/>
        </table:table-row>
        <table:table-row table:style-name="ro9">
          <table:table-cell table:style-name="ce7" office:value-type="string" calcext:value-type="string" table:number-columns-spanned="6" table:number-rows-spanned="1">
            <text:p>您購買的品項</text:p>
          </table:table-cell>
          <table:covered-table-cell table:number-columns-repeated="4" table:style-name="ce18"/>
          <table:covered-table-cell table:style-name="ce19"/>
          <table:table-cell table:number-columns-repeated="1018"/>
        </table:table-row>
        <table:table-row table:style-name="ro9">
          <table:table-cell table:style-name="ce7" office:value-type="string" calcext:value-type="string" table:number-columns-spanned="2" table:number-rows-spanned="1">
            <text:p>編號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內容</text:p>
          </table:table-cell>
          <table:covered-table-cell table:style-name="ce19"/>
          <table:table-cell table:style-name="ce26" office:value-type="string" calcext:value-type="string">
            <text:p>數量</text:p>
          </table:table-cell>
          <table:table-cell table:style-name="ce26" office:value-type="string" calcext:value-type="string">
            <text:p>優惠價</text:p>
          </table:table-cell>
          <table:table-cell table:style-name="ce36"/>
          <table:table-cell table:number-columns-repeated="1017"/>
        </table:table-row>
        <table:table-row table:style-name="ro10" table:number-rows-repeated="3">
          <table:table-cell table:style-name="ce8"/>
          <table:table-cell table:style-name="ce19"/>
          <table:table-cell table:style-name="ce8"/>
          <table:table-cell table:style-name="ce19"/>
          <table:table-cell table:style-name="ce27" table:number-columns-repeated="2"/>
          <table:table-cell table:style-name="ce36"/>
          <table:table-cell table:number-columns-repeated="1017"/>
        </table:table-row>
        <table:table-row table:style-name="ro2">
          <table:table-cell table:style-name="ce9" table:number-columns-spanned="2" table:number-rows-spanned="1"/>
          <table:covered-table-cell table:style-name="ce19"/>
          <table:table-cell table:style-name="ce23" table:number-columns-spanned="2" table:number-rows-spanned="1"/>
          <table:covered-table-cell table:style-name="ce24"/>
          <table:table-cell table:style-name="ce27"/>
          <table:table-cell table:style-name="ce32"/>
          <table:table-cell table:style-name="ce36"/>
          <table:table-cell table:number-columns-repeated="1017"/>
        </table:table-row>
        <table:table-row table:style-name="ro11">
          <table:table-cell table:style-name="ce7" office:value-type="string" calcext:value-type="string" table:number-columns-spanned="6" table:number-rows-spanned="1">
            <text:p>以<text:span text:style-name="T1"> </text:span><text:span text:style-name="T5">下</text:span><text:span text:style-name="T6"> </text:span><text:span text:style-name="T5">空</text:span><text:span text:style-name="T6"> </text:span><text:span text:style-name="T5">白</text:span></text:p>
          </table:table-cell>
          <table:covered-table-cell table:number-columns-repeated="4" table:style-name="ce18"/>
          <table:covered-table-cell table:style-name="ce19"/>
          <table:table-cell table:style-name="ce36"/>
          <table:table-cell table:number-columns-repeated="1017"/>
        </table:table-row>
        <table:table-row table:style-name="ro11">
          <table:table-cell table:style-name="ce10" office:value-type="string" calcext:value-type="string" table:number-columns-spanned="6" table:number-rows-spanned="1">
            <text:p> <text:span text:style-name="T7">確認請簽名</text:span><text:span text:style-name="T8">:___________________________                      </text:span><text:span text:style-name="T9">合計</text:span><text:span text:style-name="T8">:$ </text:span><text:span text:style-name="T9">　　　　稅</text:span></text:p>
          </table:table-cell>
          <table:covered-table-cell table:number-columns-repeated="4" table:style-name="ce20"/>
          <table:covered-table-cell table:style-name="ce3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您的付款方式</text:p>
          </table:table-cell>
          <table:covered-table-cell table:number-columns-repeated="4" table:style-name="ce21"/>
          <table:covered-table-cell table:style-name="ce34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【刷卡付費者請填寫以下信用卡資料】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商店代號：　　　　　　　　　<text:span text:style-name="T2">        </text:span><text:span text:style-name="T3">商店名稱：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信用卡卡別<text:span text:style-name="T2">: </text:span><text:span text:style-name="T3">□</text:span><text:span text:style-name="T4">VISA  </text:span><text:span text:style-name="T3">□</text:span><text:span text:style-name="T4">MASTERCARD  </text:span><text:span text:style-name="T3">□</text:span><text:span text:style-name="T4">JCB   </text:span><text:span text:style-name="T3">□</text:span><text:span text:style-name="T4">NCC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信用卡卡號<text:span text:style-name="T2">:</text:span><text:span text:style-name="T10">        </text:span><text:span text:style-name="T11">-</text:span><text:span text:style-name="T10">        </text:span><text:span text:style-name="T11">-</text:span><text:span text:style-name="T10">        </text:span><text:span text:style-name="T11">-</text:span><text:span text:style-name="T10">        </text:span><text:span text:style-name="T11">  </text:span><text:span text:style-name="T12">授權號碼：</text:span><text:span text:style-name="T13">            </text:span><text:span text:style-name="T14">【持卡人勿填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卡片有效期限<text:span text:style-name="T2">:</text:span><text:span text:style-name="T10">      </text:span><text:span text:style-name="T11"> /</text:span><text:span text:style-name="T10">      </text:span><text:span text:style-name="T11">(</text:span><text:span text:style-name="T12">月</text:span><text:span text:style-name="T15">/</text:span><text:span text:style-name="T12">年</text:span><text:span text:style-name="T15">)                        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授權日期：<text:span text:style-name="T16">                  </text:span><text:span text:style-name="T14">【持卡人勿填】</text:span><text:span text:style-name="T15">        </text:span><text:span text:style-name="T12">金</text:span><text:span text:style-name="T15">    </text:span><text:span text:style-name="T12">額：</text:span><text:span text:style-name="T13">                  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持卡人簽名<text:span text:style-name="T2">: </text:span><text:span text:style-name="T10">                      </text:span><text:span text:style-name="T11"> </text:span><text:span text:style-name="T12">【請與信用卡背面簽名欄簽名相同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【轉帳付款請轉入下列銀行帳號】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□<text:span text:style-name="T2"> </text:span><text:span text:style-name="T3">匯款</text:span><text:span text:style-name="T4">/</text:span><text:span text:style-name="T3">轉帳：戶名【典匠資訊股份有限公司】</text:span><text:span text:style-name="T4"> </text:span><text:span text:style-name="T3">銀行【華南銀行</text:span><text:span text:style-name="T4">(</text:span><text:span text:style-name="T3">仁愛分行</text:span><text:span text:style-name="T4">)</text:span><text:span text:style-name="T3">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帳號：　　　　　　　　　<text:span text:style-name="T2"> </text:span><text:span text:style-name="T3">【付款後回傳單據以茲證明</text:span><text:span text:style-name="T4">Fax.</text:span><text:span text:style-name="T3">　　　　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※<text:span text:style-name="T2"> </text:span><text:span text:style-name="T3">發票資料</text:span><text:span text:style-name="T4">//</text:span><text:span text:style-name="T3">□二聯式</text:span><text:span text:style-name="T4">   </text:span><text:span text:style-name="T3">□三聯式</text:span><text:span text:style-name="T4">   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發票抬頭：　　　　　　　　　　　<text:span text:style-name="T2">       </text:span><text:span text:style-name="T3">統一編號：　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注意事項：親愛的客戶請填妥本單後，直撥<text:span text:style-name="T2">24</text:span><text:span text:style-name="T3">小時傳真熱線：　　　　　　　傳真後請來電確認，謝謝！</text:span></text:p>
          </table:table-cell>
          <table:covered-table-cell table:number-columns-repeated="4" table:style-name="ce17"/>
          <table:covered-table-cell table:style-name="ce31"/>
          <table:table-cell table:number-columns-repeated="1018"/>
        </table:table-row>
        <table:table-row table:style-name="ro10" table:number-rows-repeated="104854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3:47:04</meta:creation-date>
    <dc:creator>Joyce</dc:creator>
    <dc:date>2004-03-26T13:59:32</dc:date>
    <meta:print-date>2004-03-26T13:58:20</meta:print-date>
    <meta:document-statistic meta:table-count="1" meta:cell-count="38" meta:object-count="0"/>
    <meta:generator>LibreOffice/5.1.1.3$Windows_x86 LibreOffice_project/89f508ef3ecebd2cfb8e1def0f0ba9a803b88a6d</meta:generator>
  </office:meta>
</office:document-meta>
</file>